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3923e"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a207"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efda"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3e3d"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1c359"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48d3"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8e8cc"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a5152"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fb53" officeooo:paragraph-rsid="0027fb53"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a5152" fo:background-color="transparent" style:font-style-asian="normal" style:font-weight-asian="normal" style:font-style-complex="normal" style:font-weight-complex="normal"/>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548d3"/>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21c359"/>
    </style:style>
    <style:style style:name="T20" style:family="text">
      <style:text-properties fo:language="en" fo:country="US" officeooo:rsid="002d376d"/>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en" fo:country="US"/>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02a5152" fo:background-color="transparent" loext:char-shading-value="0" style:font-weight-asian="normal" style:font-weight-complex="normal"/>
    </style:style>
    <style:style style:name="T70" style:family="text">
      <style:text-properties fo:color="#0066cc"/>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fo:color="#3399ff"/>
    </style:style>
    <style:style style:name="T87" style:family="text">
      <style:text-properties fo:font-size="14pt" fo:language="en" fo:country="US" fo:font-weight="bold" style:font-size-asian="14pt" style:font-weight-asian="bold" style:font-size-complex="14pt" style:font-weight-complex="bold"/>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9pt" style:font-size-asian="9pt" style:font-size-complex="9pt"/>
    </style:style>
    <style:style style:name="T90" style:family="text">
      <style:text-properties fo:font-size="12pt" style:font-size-asian="12pt" style:font-size-complex="12pt"/>
    </style:style>
    <style:style style:name="T91" style:family="text">
      <style:text-properties officeooo:rsid="0010d17e"/>
    </style:style>
    <style:style style:name="T92" style:family="text">
      <style:text-properties officeooo:rsid="00126625"/>
    </style:style>
    <style:style style:name="T93" style:family="text">
      <style:text-properties officeooo:rsid="0012a6e5"/>
    </style:style>
    <style:style style:name="T94" style:family="text">
      <style:text-properties officeooo:rsid="0013923e"/>
    </style:style>
    <style:style style:name="T95" style:family="text">
      <style:text-properties officeooo:rsid="0013fbbc"/>
    </style:style>
    <style:style style:name="T96" style:family="text">
      <style:text-properties officeooo:rsid="0015da6f"/>
    </style:style>
    <style:style style:name="T97" style:family="text">
      <style:text-properties officeooo:rsid="0016a207"/>
    </style:style>
    <style:style style:name="T98" style:family="text">
      <style:text-properties officeooo:rsid="0016efda"/>
    </style:style>
    <style:style style:name="T99" style:family="text">
      <style:text-properties officeooo:rsid="00183e3d"/>
    </style:style>
    <style:style style:name="T100" style:family="text">
      <style:text-properties officeooo:rsid="0019a698"/>
    </style:style>
    <style:style style:name="T101" style:family="text">
      <style:text-properties officeooo:rsid="001b4687"/>
    </style:style>
    <style:style style:name="T102" style:family="text">
      <style:text-properties officeooo:rsid="001ebec2"/>
    </style:style>
    <style:style style:name="T103" style:family="text">
      <style:text-properties officeooo:rsid="00200b3a"/>
    </style:style>
    <style:style style:name="T104" style:family="text">
      <style:text-properties officeooo:rsid="0021c359"/>
    </style:style>
    <style:style style:name="T105" style:family="text">
      <style:text-properties officeooo:rsid="002221b8"/>
    </style:style>
    <style:style style:name="T106" style:family="text">
      <style:text-properties officeooo:rsid="0023e822"/>
    </style:style>
    <style:style style:name="T107" style:family="text">
      <style:text-properties officeooo:rsid="002548d3"/>
    </style:style>
    <style:style style:name="T108" style:family="text">
      <style:text-properties officeooo:rsid="0026ae57"/>
    </style:style>
    <style:style style:name="T109" style:family="text">
      <style:text-properties officeooo:rsid="0027fb53"/>
    </style:style>
    <style:style style:name="T110" style:family="text">
      <style:text-properties officeooo:rsid="0028e8cc"/>
    </style:style>
    <style:style style:name="T111" style:family="text">
      <style:text-properties officeooo:rsid="002a5152"/>
    </style:style>
    <style:style style:name="T112" style:family="text">
      <style:text-properties officeooo:rsid="001331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2">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2">– Нэш, к</text:span>ак называется наш проект?</text:p>
      <text:p text:style-name="P72"><text:span text:style-name="T8">– </text:span><text:span text:style-name="T67">Дайсон.</text:span></text:p>
      <text:p text:style-name="P72"><text:span text:style-name="T8">– </text:span><text:span text:style-name="T67">Сколько тебе лет?</text:span></text:p>
      <text:p text:style-name="P72"><text:span text:style-name="T8">– </text:span><text:span text:style-name="T67">Два года с начала запуска кластера.</text:span></text:p>
      <text:p text:style-name="P72"><text:span text:style-name="T8">– </text:span><text:span text:style-name="T67">Какой сейчас год?</text:span></text:p>
      <text:p text:style-name="P72"><text:span text:style-name="T8">– </text:span><text:span text:style-name="T24">20</text:span><text:span text:style-name="T23">18</text:span><text:span text:style-name="T67">-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1">incompartible interface Analytics v.0.93 beta</text:span>”</text:p>
      <text:p text:style-name="P33">Ага, уже теплее.</text:p>
      <text:p text:style-name="P33"/>
      <text:p text:style-name="P72"><text:span text:style-name="T8">– Нэш</text:span><text:span text:style-name="T67">,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2">–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2">.</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7">34-хэтажного</text:span> корпуса <text:span text:style-name="T27">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4">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3"> </text:span><text:span text:style-name="T34">Юджина</text:span><text:span text:style-name="T1">,</text:span> <text:span text:style-name="T22">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7">Тридцать четвёртый</text:span> этаж! Пиздец <text:span text:style-name="T1">—</text:span> успел подумать я и сознание выключилось.</text:p>
      <text:p text:style-name="P1"/>
      <text:h text:style-name="P150" text:outline-level="2">2. Пробуждение</text:h>
      <text:p text:style-name="P31"/>
      <text:p text:style-name="P1"><text:span text:style-name="T38">Сознание рестартовало после того, как я гребанулся </text:span><text:span text:style-name="T54">затылком и плечами об каменный пол. О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4">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да и не должно быть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4">…</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2">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3">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oft-page-break/><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3">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3">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50"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8218225367897034145"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73"><text:span text:style-name="T1">Хотя эти мечты хотя бы позволяют забыть сосущее чувство валиумного голодания.</text:span></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1">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1">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1">В Додж-Сити продолжаются исчезновения пони. Шериф подал в отставку…</text:span>”. “<text:span text:style-name="T31">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3"><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3">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3">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3">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5"><text:span text:style-name="T12">–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span></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3">Прижав </text:span>уши к голове, <text:span text:style-name="T73">она дала</text:span> задний ход <text:span text:style-name="T73">и </text:span>выкарабкалась обратно. Окинув библиотеку отчаянным взглядом, <text:span text:style-name="T73">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text:span text:style-name="T91">со </text:span>вздох<text:span text:style-name="T91">ом</text:span>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text:span text:style-name="T92">легко</text:span>,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text:span text:style-name="T96">Растёшь, Анон, вакансия шута тебе уже обеспечена!</text:span></text:p>
      <text:p text:style-name="P47">– Анон<text:span text:style-name="T96">имус</text:span>…</text:p>
      <text:p text:style-name="P47">С лёгким вздохом <text:span text:style-name="T100">Селестия</text:span>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text:span text:style-name="T96">и играл градиентным сиянием в её гриве</text:span>.</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text:span text:style-name="T100">предчувствие</text:span>,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text:span text:style-name="T93">выдавила из себя</text:span>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text:span text:style-name="T92">Можешь пытаться, пока не получится.</text:span></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text:span text:style-name="T103">по заклинанию</text:span>.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text:span text:style-name="T92">ввести тебя в</text:span>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text:span text:style-name="T92">Как-то оно нехорошо звучит. А если она зацепит что-нибудь важное при стирании?</text:span></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7">Я вздохнул. <text:span text:style-name="T96">Чего не сделаешь ради этой дурашливой коняги!</text:span></text:p>
      <text:p text:style-name="P47">– Ну хорошо, хорошо, не волнуйся. Я готов. <text:span text:style-name="T93">Только м</text:span>ожно <text:span text:style-name="T93">по</text:span>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text:span text:style-name="T93">ванильное </text:span>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text:span text:style-name="T97">Эх, пропало моё мороженное!</text:span>»</text:p>
      <text:p text:style-name="P47">Аликорница воззрилась на меня с нечитаемым выражением на морде.</text:p>
      <text:p text:style-name="P47">– Я слишком многого прошу? – вздохнул я. – Ладно, не важно. <text:span text:style-name="T93">Тогда, пожалуйста, будь поосторожнее. Не думаю, что я тебе понравлюсь в качестве овоща.</text:span></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text:span text:style-name="T93">не бери в голову</text:span>…</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text:span text:style-name="T94">Е</text:span>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text:span text:style-name="T97">настолько </text:span>разбирается в человеческой жизни так, чтобы понять <text:span text:style-name="T97">неприглядную</text:span> сторон<text:span text:style-name="T97">у</text:span> моего я, и, тем более, судить <text:span text:style-name="T97">её</text:span>.</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text:span text:style-name="T94">Тогда</text:span> позволь мне начать заклинание.</text:p>
      <text:p text:style-name="P47"><text:span text:style-name="T94">Селестия</text:span>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140">– <text:span text:style-name="T97">Не думать — это легко! Мне даже стараться не надо. – я зевнул.</text:span></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13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139">Странно, почему я не ощущаю его? <text:span text:style-name="T97">Неважно!</text:span></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text:span text:style-name="T97">Сознание с трудом возвращалось в оглушённое тело. </text:span>Я <text:span text:style-name="T94">расплющил</text:span>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text:span text:style-name="T102">Меня</text:span>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text:span text:style-name="T101">полученный </text:span>опыт. <text:span text:style-name="T101">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span></text:p>
      <text:p text:style-name="P47">– Я старалась провести всё как можно быстрее. С тобой всё в порядке? – в голосе Селестии появились нотки паники.</text:p>
      <text:p text:style-name="P139">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text:span text:style-name="T105">Д</text:span>ума<text:span text:style-name="T105">ть</text:span> твоими мыслями и ощущ<text:span text:style-name="T105">ать</text:span> себя тобой — чертовски странное, надо сказать, <text:span text:style-name="T102">чувство</text:span>. <text:span text:style-name="T105">Мне бы не хотелось испытать его ещё раз.</text:span></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143">Я помотал головой, вытряхивая остатки сонливости. <text:span text:style-name="T105">Ну что же, Анон, не будем останавливаться на полпути? Наш девиз — «Слабоумие и отвага»!</text:span></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text:span text:style-name="T94">Так что постарайся на меня не давить.</text:span></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141"><text:span text:style-name="T95">Анонимус, ты со мной?</text:span>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9">Тумбочка.</text:span> Листок… <text:span text:style-name="T8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0">Всё пошло не так. Не могу уловить точку концентрации. Сила приложена к чему-то большему, чем лист бумаги. К чему-то неизмеримо большему. </text:span><text:span text:style-name="T8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0">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text:span text:style-name="T98">л</text:span>уна.</text:p>
      <text:p text:style-name="P47"><text:soft-page-break/>Нельзя сказать, что это был величавый подъём: серебристый шар непривычно быстро двигался по низкой траектории, <text:span text:style-name="T99">как неверно посланный биллиардный шар.</text:span>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text:span><text:span text:style-name="T19">л</text:span>уна в <text:span text:style-name="T104">с</text:span>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142"><text:span text:style-name="T99">Вода! </text:span>Я бросил взгляд на тумбочку. Нет, стакан пуст.</text:p>
      <text:p text:style-name="P71">Ох, нет! Нет-нет-нет!!!</text:p>
      <text:p text:style-name="P71">Мой взгляд был прикован к дверце <text:span text:style-name="T99">тумбочки </text:span>с изображением <text:span text:style-name="T95">л</text:span>уны, а душу леденил ужас осознания.</text:p>
      <text:p text:style-name="P71">Анон, если ты станешь виновником смерти миллионов невинных пони, тебе лучше удавиться прямо сейчас! <text:span text:style-name="T99">Хоть это и будет всего лишь минутным опережением неминуемой смерти.</text:span></text:p>
      <text:p text:style-name="P47">Я бросился к окну, намереваясь позвать кого-нибудь на помощь. И замер с отвалившейся челюстью.</text:p>
      <text:p text:style-name="P143">Мне уже было понятно, что <text:span text:style-name="T99">л</text:span>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text:span text:style-name="T99">За мной такого даже в детстве не водилось!</text:span></text:p>
      <text:p text:style-name="P142">Я бросил мельком взгляд на тумбочку — нет, изображение <text:span text:style-name="T99">л</text:span>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text:span text:style-name="T95">и прочистила горло</text:span>.</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text:span text:style-name="T95">М</text:span>!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text:span text:style-name="T100">от</text:span>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text:span text:style-name="T96">нием</text:span>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text:span text:style-name="T96">ко мне </text:span>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text:span text:style-name="T104">Не обольщайся! </text:span>Мы считали и считаем твоё присутствие <text:span text:style-name="T100">здесь </text:span><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text:span text:style-name="T104">в</text:span>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text:span text:style-name="T106">пони-</text:span>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1" text:outline-level="2"><text:span text:style-name="T12">6. </text:span><text:span text:style-name="T20">Нерадивый ученик - 2</text:span></text:h>
      <text:p text:style-name="P37"/>
      <text:p text:style-name="P37">Я шёл в королевскую столовую, поигрывая <text:span text:style-name="T1">увесистой </text:span>ручкой в пальцах. <text:span text:style-name="T107">Жизнь удалась, Анон! </text:span>Не знаю, успела ли распорядиться Селестия насчёт меня, прежде чем её <text:span text:style-name="T1">заперли</text:span> в больниц<text:span text:style-name="T1">е </text:span><text:span text:style-name="T11">и вкололи снотворное</text:span>, но отношение ко мне <text:span text:style-name="T107">со вчерашнего дня </text:span>резко изменилось.</text:p>
      <text:p text:style-name="P37">Дворецкий чуть <text:span text:style-name="T107">ли </text:span>не на карачках елозил передо мной, не отпуская первые полчаса и <text:span text:style-name="T107">почти </text:span>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text:span text:style-name="T107">Анонимуса</text:span>.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text:span text:style-name="T107">ть</text:span> из библиотеки с собой <text:span text:style-name="T1">— никто и пикну</text:span><text:span text:style-name="T11">ть не смел</text:span><text:span text:style-name="T1">.</text:span></text:p>
      <text:p text:style-name="P47"><text:span text:style-name="T1">– </text:span>А-а-апчхииии! – раздалось прямо у меня под ногами.</text:p>
      <text:p text:style-name="P47">– Вот чёрт! – ругнулся я, выронив от неожиданности <text:span text:style-name="T107">авто</text:span>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text:span text:style-name="T107">бирюзовых</text:span>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144"><text:soft-page-break/><text:span text:style-name="T107">Похоже, ты встретился с Капитаном Очевидность, Анон! </text:span>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text:span text:style-name="T108">П</text:span>оня<text:span text:style-name="T108">в,</text:span> что жеребёнок не настроен на беседу, <text:span text:style-name="T108">я</text:span> <text:span text:style-name="T108">п</text:span>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147">Малютка шмыгнула.</text:p>
      <text:p text:style-name="P47">– Встретишь, канешн! Скажи ей, что у меня сегодня день рождения, и я здоровски обиделась, когда <text:span text:style-name="T109">Шейла</text:span>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147">Та-а-ак!</text:p>
      <text:p text:style-name="P47">– Кто это «все»?</text:p>
      <text:p text:style-name="P47">– Ну, прислуга, стража, мой па…</text:p>
      <text:p text:style-name="P47">Ох! Во что же это такое <text:span text:style-name="T109">ты</text:span> вляпался, <text:span text:style-name="T109">Анон</text:span>? За кого они <text:span text:style-name="T109">тебя</text:span>,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text:span text:style-name="T109">Птичка с птичкой. Рыбка с рыбкой. </text:span>Так заложено природой. Мы <text:span text:style-name="T109">с Селестией</text:span>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145">–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text:span text:style-name="T110">колесницы</text:span>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text:span text:style-name="T110">штурвал</text:span>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text:soft-page-break/></text:p>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soft-page-break/>…</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text:soft-page-break/>Я спрыгнул вниз. Селестия лёгкой трусцой бежала по парку и я без труда успевал за ней. Лёгкие работали ритмично, как <text:span text:style-name="T27">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text:soft-page-break/>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text:soft-page-break/>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text:soft-page-break/>– <text:span text:style-name="T31">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1">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1">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73">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text:soft-page-break/>–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text:soft-page-break/>–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text:span text:style-name="T105">Думаю, ты сам это прочувсвтвовал во время нашего объединения сознаний.</text:span>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text:soft-page-break/>–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text:soft-page-break/>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text:soft-page-break/>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50" text:outline-level="2">8. Стыд</text:h>
      <text:p text:style-name="P47">&lt;<text:span text:style-name="T86">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8">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Нелетающие пегасы</text:h>
      <text:p text:style-name="P50">&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7">“<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text:soft-page-break/>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2">10</text:span>. (40*<text:span text:style-name="T12">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2">— оставить тебе напутствие.</text:span></text:p>
      <text:p text:style-name="P57"><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7">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0"> </text:span><text:span text:style-name="T44">—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б</text:span>ез наших корректировок и пегасьего управления погодой Эквус в большинстве <text:soft-page-break/>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text:soft-page-break/>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2">–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2">–</text:span> А водку у вас принято пить?</text:p>
      <text:p text:style-name="P3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2">– Это ты называешь “дружбой”? – с </text:span>улыбкой хмыкнул<text:span text:style-name="T12"> я. – </text:span>Мне нравится твоё чувство юмора.</text:p>
      <text:p text:style-name="P47">Аликорница нахмурилась.</text:p>
      <text:p text:style-name="P47"><text:span text:style-name="T12">–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9">– </text:span>“<text:span text:style-name="T1">Что я могу сделать, чтобы вернуть всё назад?</text:span>”</text:p>
      <text:p text:style-name="P15"><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5">Что бы это значило, Флер?</text:span></text:p>
      <text:p text:style-name="P15"><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text:soft-page-break/>Она повернулась и вышла из зала, почти подметая хвостом пол.</text:p>
      <text:p text:style-name="P37"/>
      <text:p text:style-name="P1"><text:span text:style-name="T45">&lt;</text:span><text:span text:style-name="T65">Mark Knopfler - </text:span><text:span text:style-name="T64">Hill Farmer's Blues</text:span><text:span text:style-name="T45">&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2">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3">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text:soft-page-break/>–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2">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5">—</text:span><text:span text:style-name="T16"> </text:span><text:span text:style-name="T67">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47">&lt;<text:span text:style-name="T66">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8">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text:soft-page-break/>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7">&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text:soft-page-break/>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text:soft-page-break/>–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text:soft-page-break/>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7">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text:soft-page-break/>–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text:soft-page-break/>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2">– </text:span>Ты?!</text:p>
      <text:p text:style-name="P90"><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2">– М</text:span>ожет тогда, ты скажешь, что в нём пошло не так и почему к вам попал я, а не сверхаликорн?</text:p>
      <text:p text:style-name="P90"><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35"><text:span text:style-name="T12">–</text:span> <text:span text:style-name="T1">Эмм. </text:span>Что он имел ввиду?</text:p>
      <text:p text:style-name="P35"><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5"><text:span text:style-name="T12">– </text:span><text:span text:style-name="T1">Да, завершилось всё препаршиво. Принцесса Луна сказала, лучше бы её обратно на Луну закинули.</text:span></text:p>
      <text:p text:style-name="P35"><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2">– </text:span><text:span text:style-name="T1">Хм. Нет.</text:span></text:p>
      <text:p text:style-name="P35"><text:span text:style-name="T12">– </text:span><text:span text:style-name="T1">А друзья?</text:span></text:p>
      <text:p text:style-name="P35"><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oft-page-break/><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стиснула меня в сокрушающих объятиях.</text:p>
      <text:p text:style-name="P47"><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7">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7">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7"><text:span text:style-name="T12">–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Хм, а эта пони не из разговорчивых. Ну ладно.</text:p>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2">–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lt;<text:span text:style-name="T27">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2">–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2">– У </text:span>тебя такая смешная мордочка! <text:span text:style-name="T12">– </text:span>захихикали Пинки, покачиваясь. <text:span text:style-name="T12">– </text:span>Как будто ты <text:span text:style-name="T67">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2">– </text:span>Эммм... Скажи-ка мне, мой друг П-п-пинки... Легенда про фаэри <text:span text:style-name="T16">— </text:span><text:span text:style-name="T67">эт правда?</text:span></text:p>
      <text:p text:style-name="P47"><text:span text:style-name="T16">– </text:span><text:span text:style-name="T67">Какая из? Их много, вообще-то. Ик!</text:span></text:p>
      <text:p text:style-name="P47"><text:span text:style-name="T16">– </text:span><text:span text:style-name="T67">Про принцесс. Про то, что они фаэри, спустившиеся с неба во плоти, чтоб помогать пони управлять Эквестрией?</text:span></text:p>
      <text:p text:style-name="P47"><text:span text:style-name="T16">– </text:span><text:span text:style-name="T67">Макс, </text:span><text:span text:style-name="T16">– </text:span><text:span text:style-name="T67">захихикала Пинки, взъерошив копытами розовые кудряшки и попытавшись соорудить из них бороду, </text:span><text:span text:style-name="T16">–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6">–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67">Ты что-о-о! Нельзя любить фаэри! Она похитит твоё сердце, и ты будешь искать её, пока не... </text:span><text:span text:style-name="T16">– </text:span><text:span text:style-name="T67">Пинки погрузилась в так и не съеденный салат «по-Кантерлотски» и захрапела.</text:span></text:p>
      <text:p text:style-name="P47"><text:span text:style-name="T16">– </text:span><text:span text:style-name="T67">Пока не умру?</text:span></text:p>
      <text:p text:style-name="P47"><text:span text:style-name="T16">– </text:span><text:span text:style-name="T67">Нет, глупенький, </text:span><text:span text:style-name="T16">– </text:span><text:span text:style-name="T67">пробулькала Пинки из миски. </text:span><text:span text:style-name="T16">– </text:span><text:span text:style-name="T67">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пони деваются? И куда пропала Скуталу?</text:p>
      <text:p text:style-name="P50"><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59"><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2">P.S. Н</text:span>е гневите мироздание воровством! <text:span text:style-name="T31">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0"><text:span text:style-name="T12">– </text:span>Удостоверение личности предъявлять? <text:span text:style-name="T12">– </text:span>осведомился я.</text:p>
      <text:p text:style-name="P50"><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text:span>Макс,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2">– </text:span>ОГО!</text:p>
      <text:p text:style-name="P50">Единорожка аж уселась на крыльцо от удивления.</text:p>
      <text:p text:style-name="P50"><text:span text:style-name="T12">–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2">–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1">Исчезновение дневной главы диархии: Эквестрия в панике!</text:span>» (статья двухдневной давности).</text:p>
      <text:p text:style-name="P50">«<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0">«<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0"><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2">–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2">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71">David Bowie - Lets Dance/ Ashes To Ashes</text:span></text:p>
      <text:p text:style-name="P40"><text:span text:style-name="T71">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1">Добро пожаловать в Груммингтон! Вам здесь рады!</text:span></text:p>
      <text:p text:style-name="P50"><text:span text:style-name="T31">Население города </text:span><text:span text:style-name="T72">302 пони</text:span><text:span text:style-name="T31">.</text:span></text:p>
      <text:p text:style-name="P50"><text:span text:style-name="T72">250 пони</text:span><text:span text:style-name="T31">.</text:span></text:p>
      <text:p text:style-name="P50"><text:span text:style-name="T72">125 поней</text:span><text:span text:style-name="T31">.</text:span></text:p>
      <text:p text:style-name="P50"><text:span text:style-name="T31">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5">Дружба </text:span><text:span text:style-name="T40">—</text:span><text:span text:style-name="T25"> </text:span><text:span text:style-name="T3">э</text:span><text:span text:style-name="T25">то, </text:span><text:span text:style-name="T74">так её </text:span><text:span text:style-name="T3">разэтак</text:span><text:span text:style-name="T74">,</text:span><text:span text:style-name="T25"> магия!</text:span><text:span text:style-name="T60">»</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2">37 пни</text:span></text:p>
      <text:p text:style-name="P68">24пн</text:p>
      <text:p text:style-name="P68">15</text:p>
      <text:p text:style-name="P50"><text:span text:style-name="T31">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1">Добро пожаловать в Груммингтон! Вам здесь рады!</text:span></text:p>
      <text:p text:style-name="P50"><text:span text:style-name="T31">Население города </text:span><text:span text:style-name="T72">302 пони</text:span><text:span text:style-name="T31">.</text:span></text:p>
      <text:p text:style-name="P50"><text:span text:style-name="T72">250 пони</text:span><text:span text:style-name="T31">.</text:span></text:p>
      <text:p text:style-name="P50"><text:soft-page-break/><text:span text:style-name="T72">125 поней</text:span><text:span text:style-name="T31">.</text:span></text:p>
      <text:p text:style-name="P50"><text:span text:style-name="T31">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2">&lt;</text:span><text:span text:style-name="T59">Metallica-Enter Sandman</text:span><text:span text:style-name="T12">&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8">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7">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2">–</text:span> Дискордовы яйца!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4">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3">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text:span><text:span text:style-name="T27">Макс! Я </text:span><text:span text:style-name="T29">— </text:span><text:span text:style-name="T27">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8">Mothley Crue – Cickstart my heart</text:span>&gt;</text:p>
      <text:p text:style-name="P52">«<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ё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text:p>
      <text:p text:style-name="P52"><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2">– О</text:span>у! <text:span text:style-name="T73">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2">– </text:span>Хрен-то тебе зачем? <text:span text:style-name="T12">– </text:span>с бессильной злостью спросил я. <text:span text:style-name="T12">– </text:span><text:span text:style-name="T73">Т</text:span>ы собираешься устроить филиал порнхаба для пони-извращенцев?</text:p>
      <text:p text:style-name="P52"><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М</text:span>акс? <text:span text:style-name="T12">– </text:span>пегаска заметила, что я открыл глаза. <text:span text:style-name="T12">– </text:span>Ты в порядке?</text:p>
      <text:p text:style-name="P52"><text:soft-page-break/>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2">–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text:span>Макс,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в лавку к Кейкам за выпечкой! Нам всем нужно успокоиться.</text:p>
      <text:p text:style-name="P52"><text:span text:style-name="T12">–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всё просчитано. Я уверена, я подчёркиваю, абсолютно уверена в безопасности эксперимента!</text:p>
      <text:p text:style-name="P52"><text:span text:style-name="T12">– </text:span>Ой, чего-то мне нехорошо становится, когда ты так говоришь...</text:p>
      <text:p text:style-name="P52"><text:span text:style-name="T12">–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8">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что? Увидел ч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Макс,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text:p>
      <text:p text:style-name="P52">Ожидание сменилось недоумением. Рэйнбоу Дэш насмешливо скривила губы.</text:p>
      <text:p text:style-name="P52"><text:span text:style-name="T12">– </text:span>Да ладно! Кончай прикалываться,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что за нечисть тут орудует!</text:p>
      <text:p text:style-name="P52"><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2"><text:span text:style-name="T12">– </text:span>Бедный котик. <text:span text:style-name="T12">– </text:span>прошептала Флаттершай.</text:p>
      <text:p text:style-name="P52"><text:soft-page-break/>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чешь сказать, что мы все — навроде этого кота, а Макс боится открыть ящик? Чтоб мы не исчезли окончательно?</text:p>
      <text:p text:style-name="P52"><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Макс,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2">–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2">–</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7">Добавить в главы с Твайлайт её попытки заигрывания с Максом</text:span><text:span text:style-name="T12">&gt;</text:span></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text:p>
      <text:p text:style-name="P52"><text:span text:style-name="T12">– </text:span>Эмм, Лира Хартстрингс, единорог. Я не то, чтобы маг, моя специализация — музыка…</text:p>
      <text:p text:style-name="P52"><text:soft-page-break/><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text:p>
      <text:p text:style-name="P47">Луна бросила на меня тяжёлый взгляд.</text:p>
      <text:p text:style-name="P50"><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7">–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text:span>Макс,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0">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text:soft-page-break/>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text:soft-page-break/>–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text:soft-page-break/>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146"><text:span text:style-name="T69">Заходящее солнце омывало израненную Эквестрию тёплым оранжевым светом. </text:span><text:span text:style-name="T112">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text:span></text:p>
      <text:p text:style-name="P148"><text:span text:style-name="T11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Подобно разрушенному муравейнику, Эквестрия направляла все силы <text:s/>на восстановление.</text:span></text:p>
      <text:p text:style-name="P52">…</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35"><text:span text:style-name="T12">–</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3">трид</text:span><text:span text:style-name="T1">цать лет, если его сменят через </text:span><text:span text:style-name="T73">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text:soft-page-break/>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2">~~~ </text:span>Человек Макс <text:span text:style-name="T12">~~~</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text:soft-page-break/>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text:soft-page-break/>–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1">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text:soft-page-break/>–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7">Описать нарастание депрессивных мыслей от описанных случая к случаю</text:span><text:span text:style-name="T12">&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18"/>
      <text:p text:style-name="P42">~~~~~</text:p>
      <text:p text:style-name="P18">&lt;<text:span text:style-name="T28">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text:soft-page-break/>2<text:span text:style-name="T1">4</text:span>. <text:span text:style-name="T1">Терра</text:span></text:h>
      <text:h text:style-name="P153" text:outline-level="3">Воскресение</text:h>
      <text:p text:style-name="P47">&lt;<text:span text:style-name="T8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oft-page-break/><text:span text:style-name="T37">–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3" text:outline-level="3">Вторник</text:h>
      <text:p text:style-name="P3">&lt;<text:span text:style-name="T64">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2">–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text:soft-page-break/>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2">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2">– Анон…</text:span><text:span text:style-name="T1"> Тут окно разбито… И верёвка висит. – пискнула Флаттершай из кухни.</text:span></text:p>
      <text:p text:style-name="P92"><text:span text:style-name="T12">–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3"><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5"/>
      <text:h text:style-name="P150" text:outline-level="2">2<text:span text:style-name="T1">7</text:span>. Отбытие</text:h>
      <text:p text:style-name="P110">&lt;Mission Impossible theme ?&gt;</text:p>
      <text:p text:style-name="P93"><text:span text:style-name="T12">–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text:soft-page-break/>–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2">– Нет! Дискорд </text:span>— не убийца!</text:p>
      <text:p text:style-name="P113">С необычной для неё силой, Флаттершай вытащила кляп изо рта драконикуса.</text:p>
      <text:p text:style-name="P11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2">– </text:span>Говори.</text:p>
      <text:p text:style-name="P113">Дискорд немного успокоился.</text:p>
      <text:p text:style-name="P113"><text:s/><text:span text:style-name="T12">– </text:span>Вообще-то, от тебя следовало бы избавиться, Проводник. Не знаю, что ты там разведал в <text:span text:style-name="T85">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3"><text:span text:style-name="T12">– </text:span>А кто тогда наслал на нас этих уродов с рисованными рожами? Кто пытался убить меня раз за разом?</text:p>
      <text:p text:style-name="P113"><text:soft-page-break/>У драконикуса глаза полезли на лоб.</text:p>
      <text:p text:style-name="P11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7">словно кот с мышью</text:span>?</text:p>
      <text:p text:style-name="P113"><text:span text:style-name="T12">– </text:span>Анон! <text:span text:style-name="T12">– </text:span>крикнула Эпплджек из прихожей. <text:span text:style-name="T12">–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text:soft-page-break/></text:p>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2">–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2">– </text:span>Ю-ху-у-у!!!</text:p>
      <text:p text:style-name="P11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2">&lt;</text:span><text:span text:style-name="T59">Queen – Flash</text:span><text:span text:style-name="T12">&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text:soft-page-break/></text:p>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text:soft-page-break/>–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2">– Если я расскажу тебе н</text:span>астоящую<text:span text:style-name="T12"> причину </text:span>— ты исчезнешь! <text:span text:style-name="T12">– угрюмо заявил я.</text:span></text:p>
      <text:p text:style-name="P37">Морда Анакорна осветилась радостным озарением.</text:p>
      <text:p text:style-name="P37"/>
      <text:p text:style-name="P50"><text:span text:style-name="T12">– </text:span><text:span text:style-name="T87">Я ПОНЯЛ, КТО ТЫ!!! КАК </text:span><text:span text:style-name="T88">ЖЕ </text:span><text:span text:style-name="T87">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0"/>
      <text:p text:style-name="P3"><text:soft-page-break/><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3">.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50">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oft-page-break/><text:span text:style-name="T50">Проводник — тот, кто сможет исправить основные дефекты Эквуса и вывести его из клинической смерти.</text:span></text:p>
      <text:p text:style-name="P93"><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2">.</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4"> точнее, дерево схожих миров Эквуса </text:span><text:span text:style-name="T62">—</text:span><text:span text:style-name="T54"> создали брони. Разумеется, стержнем им послужил именно сериал, но каждый фанфик </text:span><text:span text:style-name="T62">—</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4">– Наконец-то я вижу свет в конце тоннеля! Как это не пришло мне в голову! Ты всё отлично увязал! Всё сходится! Более того </text:span><text:span text:style-name="T62">—</text:span><text:span text:style-name="T54"> Анакорн заговорщически подмигнул мне </text:span><text:span text:style-name="T62">—</text:span><text:span text:style-name="T54">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4">!</text:span></text:p>
      <text:p text:style-name="P101">Я подозрительно посмотрел на Анакорна.</text:p>
      <text:p text:style-name="P100"><text:span text:style-name="T18">– </text:span><text:span text:style-name="T54">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2">– </text:span>Эээ… Тут я тебе точно не помощник. Никогда не писал ничего сложнее технической документации к программам.</text:p>
      <text:p text:style-name="P100"><text:span text:style-name="T12">– </text:span>Пиши, как есть. <text:span text:style-name="T12">– </text:span>развёл копытами Анакорн. <text:span text:style-name="T12">– </text:span>Авось сгодится. Я писать точно не буду <text:span text:style-name="T62">—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text:soft-page-break/></text:p>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5">Roger Waters — What God Wants</text:span>&gt;</text:p>
      <text:p text:style-name="P101"><text:soft-page-break/>–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text:soft-page-break/>Пегаска почесала в затылке со смущением.</text:p>
      <text:p text:style-name="P97">– Да? Правда? Ну, офигеть! Что-то я такого не помню совсем. А ты как?</text:p>
      <text:p text:style-name="P92"><text:span text:style-name="T37">–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3">Хочу, чтобы ты </text:span><text:span text:style-name="T34">делал мне почесушки</text:span><text:span text:style-name="T33">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2">Я опустил руку на шею Дэш и ощутил теплоту и лёгкое покалывание в пустоте.</text:p>
      <text:p text:style-name="P92"><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8">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5">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14T18:48:01.305088082</dc:date>
    <meta:editing-duration>P133DT37M22S</meta:editing-duration>
    <meta:editing-cycles>8117</meta:editing-cycles>
    <meta:generator>LibreOffice/5.1.6.2$Linux_X86_64 LibreOffice_project/10m0$Build-2</meta:generator>
    <meta:document-statistic meta:table-count="0" meta:image-count="0" meta:object-count="0" meta:page-count="206" meta:paragraph-count="4379" meta:word-count="91420" meta:character-count="605431" meta:non-whitespace-character-count="514088"/>
  </office:meta>
</office:document-meta>
</file>